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[b7d6665] Rename answer model into global answer </text:p>
      <text:p text:style-name="Standard">M<text:tab/>src/Facade.php </text:p>
      <text:p text:style-name="Standard">D<text:tab/>src/Model/Answer.php </text:p>
      <text:p text:style-name="Standard">A<text:tab/>src/Model/GlobalAnswer.php </text:p>
      <text:p text:style-name="Standard">M<text:tab/>src/Model/PassingAnswer.php </text:p>
      <text:p text:style-name="Standard">M<text:tab/>src/Model/Question.php </text:p>
      <text:p text:style-name="Standard">M<text:tab/>src/Model/Test.php </text:p>
      <text:p text:style-name="Standard">M<text:tab/>src/Template/Test/Editor/edit-questions.php </text:p>
      <text:p text:style-name="Standard">M<text:tab/>src/Template/Test/Passer/fill-form.php </text:p>
      <text:p text:style-name="Standard"/>
      <text:p text:style-name="Standard">[74e793c] Migrate to individual answers up and down </text:p>
      <text:p text:style-name="Standard">A db/migrations/wp_testing/20141126191658_SwitchToIndividualAnswers.php </text:p>
      <text:p text:style-name="Standard"/>
      <text:p text:style-name="Standard"/>
      <text:p text:style-name="Standard">[38e97bb] Switch to individual answers on public part </text:p>
      <text:p text:style-name="Standard">M<text:tab/>src/Doer/TestPasser.php </text:p>
      <text:p text:style-name="Standard">M<text:tab/>src/Facade.php </text:p>
      <text:p text:style-name="Standard">A<text:tab/>src/Model/Answer.php </text:p>
      <text:p text:style-name="Standard">M<text:tab/>src/Model/Passing.php </text:p>
      <text:p text:style-name="Standard">D<text:tab/>src/Model/PassingAnswer.php </text:p>
      <text:p text:style-name="Standard">M<text:tab/>src/Model/Question.php </text:p>
      <text:p text:style-name="Standard">M<text:tab/>src/Model/Test.php </text:p>
      <text:p text:style-name="Standard">M<text:tab/>src/Template/Test/Editor/edit-questions.php </text:p>
      <text:p text:style-name="Standard">M<text:tab/>src/Template/Test/Passer/fill-form.php </text:p>
      <text:p text:style-name="Standard"/>
      <text:p text:style-name="Standard">[c5b751e] Switch to individual answers on editor view part </text:p>
      <text:p text:style-name="Standard">M<text:tab/>src/Doer/TestEditor.php</text:p>
      <text:p text:style-name="Standard">M<text:tab/>src/Model/Answer.php </text:p>
      <text:p text:style-name="Standard"/>
      <text:p text:style-name="Standard">[2b8bdc9] Switch to individual answers on editor backend part </text:p>
      <text:p text:style-name="Standard">M<text:tab/>js/test-quick-questions.js </text:p>
      <text:p text:style-name="Standard">M<text:tab/>src/Doer/TestEditor.php </text:p>
      <text:p text:style-name="Standard">M<text:tab/>src/Model/Answer.php </text:p>
      <text:p text:style-name="Standard">M<text:tab/>src/Model/Question.php </text:p>
      <text:p text:style-name="Standard">M<text:tab/>src/Model/Test.php </text:p>
      <text:p text:style-name="Standard">M<text:tab/>src/Template/Test/Editor/add-questions.php </text:p>
      <text:p text:style-name="Standard">M<text:tab/>src/Template/Test/Editor/edit-questions.php </text:p>
      <text:p text:style-name="Standard"/>
      <text:p text:style-name="Standard">[98cc020] Add answer idividuality part </text:p>
      <text:p text:style-name="Standard">M<text:tab/>src/Model/Answer.php </text:p>
      <text:p text:style-name="Standard">M<text:tab/>src/Model/Test.php </text:p>
      <text:p text:style-name="Standard">M<text:tab/>src/Template/Test/Editor/edit-questions.php </text:p>
      <text:p text:style-name="Standard"/>
      <text:p text:style-name="Standard">[eab89e6] Edit answers titles </text:p>
      <text:p text:style-name="Standard">A<text:tab/>js/test-edit-answers.js </text:p>
      <text:p text:style-name="Standard">M<text:tab/>src/Doer/TestEditor.php </text:p>
      <text:p text:style-name="Standard">M<text:tab/>src/Model/Answer.php </text:p>
      <text:p text:style-name="Standard">M<text:tab/>src/Model/Test.php </text:p>
      <text:p text:style-name="Standard">M<text:tab/>src/Template/Test/Editor/edit-questions.php </text:p>
      <text:p text:style-name="Standard"/>
      <text:p text:style-name="Standard"/>
      <text:p text:style-name="Standard">[83f1b42] Add individual answers textareas and toggles </text:p>
      <text:p text:style-name="Standard">A<text:tab/>js/test-add-answers.js </text:p>
      <text:p text:style-name="Standard">M<text:tab/>src/Doer/TestEditor.php </text:p>
      <text:p text:style-name="Standard">M<text:tab/>src/Template/Test/Editor/edit-questions.php </text:p>
      <text:p text:style-name="Standard"/>
      <text:p text:style-name="Standard">[eb57016] Create individual answers from text </text:p>
      <text:p text:style-name="Standard">M<text:tab/>src/Model/Test.php </text:p>
      <text:p text:style-name="Standard">M<text:tab/>src/Template/Test/Editor/edit-questions.php </text:p>
      <text:p text:style-name="Standard"/>
      <text:p text:style-name="Standard">[b537133] Take individual answers into account when determining can edit scores </text:p>
      <text:p text:style-name="Standard">M<text:tab/>src/Model/Test.php </text:p>
      <text:p text:style-name="Standard"/>
      <text:p text:style-name="P1">What to test?</text:p>
      <text:list xml:id="list14727078151" text:style-name="L1">
        <text:list-item>
          <text:p text:style-name="P2">Should work</text:p>
          <text:list>
            <text:list-item>
              <text:p text:style-name="P2">! Migration of existing test</text:p>
            </text:list-item>
            <text:list-item>
              <text:p text:style-name="P2">Individual scores not cleared by quick fill</text:p>
            </text:list-item>
            <text:list-item>
              <text:p text:style-name="P2">Checking/unchecking global answers should sync answers (old deleted, new added, existing not changed -- their scores!)</text:p>
            </text:list-item>
            <text:list-item>
              <text:p text:style-name="P2">Take individual answers into account when determining can edit scores</text:p>
            </text:list-item>
          </text:list>
        </text:list-item>
        <text:list-item>
          <text:p text:style-name="P2">New functionality</text:p>
          <text:list>
            <text:list-item>
              <text:p text:style-name="P2">Edit global answers title for the question</text:p>
            </text:list-item>
            <text:list-item>
              <text:p text:style-name="P2">Add individual answers into the question (from text)</text:p>
            </text:list-item>
            <text:list-item>
              <text:p text:style-name="P2">Remove individual answers by empty titl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1cm" fo:margin-top="1cm" fo:margin-bottom="1cm" fo:margin-left="1cm" fo:margin-right="1cm" style:writing-mode="lr-tb" style:footnote-max-height="0cm">
        <style:columns fo:column-count="2" fo:column-gap="0.998cm">
          <style:column-sep style:width="0.009cm" style:color="#000000" style:height="100%" style:style="dashe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Устименко </meta:initial-creator>
    <meta:creation-date>2014-12-09T02:40:15</meta:creation-date>
    <meta:printed-by>Устименко </meta:printed-by>
    <meta:print-date>2014-12-09T02:42:28</meta:print-date>
    <dc:date>2014-12-09T03:30:16</dc:date>
    <dc:creator>Устименко </dc:creator>
    <meta:editing-duration>PT28M13S</meta:editing-duration>
    <meta:editing-cycles>11</meta:editing-cycles>
    <meta:generator>LibreOffice/3.5$Linux_X86_64 LibreOffice_project/350m1$Build-2</meta:generator>
    <meta:document-statistic meta:table-count="0" meta:image-count="0" meta:object-count="0" meta:page-count="1" meta:paragraph-count="61" meta:word-count="231" meta:character-count="2207" meta:non-whitespace-character-count="1994"/>
  </office:meta>
</office:document-meta>
</file>